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efb42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4.2cm"/>
      <style:text-properties style:font-name="FreeSans1" officeooo:rsid="0015d803" officeooo:paragraph-rsid="003a90a4"/>
    </style:style>
    <style:style style:name="P5" style:family="paragraph" style:parent-style-name="Standard">
      <style:paragraph-properties fo:line-height="1.75cm"/>
      <style:text-properties style:font-name="FreeSans1" officeooo:rsid="0015d803" officeooo:paragraph-rsid="003e6cf1"/>
    </style:style>
    <style:style style:name="P6" style:family="paragraph" style:parent-style-name="Standard">
      <style:text-properties style:font-name="FreeSans1" officeooo:rsid="003daa37" officeooo:paragraph-rsid="003ec494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BetecknaLowerCase1" officeooo:rsid="001290e9" officeooo:paragraph-rsid="003e6cf1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e6cf1"/>
    </style:style>
    <style:style style:name="P11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ec494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BetecknaLowerCase1" fo:font-size="96pt" style:font-size-asian="96pt" style:font-size-complex="96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fo:font-size="48pt" officeooo:rsid="003e6cf1" style:font-size-asian="48pt" style:font-size-complex="48pt"/>
    </style:style>
    <style:style style:name="T4" style:family="text">
      <style:text-properties officeooo:rsid="003e6cf1" style:font-size-complex="6pt"/>
    </style:style>
    <style:style style:name="T5" style:family="text">
      <style:text-properties fo:font-size="6pt" officeooo:rsid="003ce3eb" style:font-size-asian="6pt" style:font-size-complex="6pt"/>
    </style:style>
    <style:style style:name="T6" style:family="text">
      <style:text-properties fo:font-size="14pt" officeooo:rsid="003ce3eb" style:font-size-asian="14pt" style:font-size-complex="14pt"/>
    </style:style>
    <style:style style:name="T7" style:family="text">
      <style:text-properties officeooo:rsid="003daa37"/>
    </style:style>
    <style:style style:name="T8" style:family="text">
      <style:text-properties officeooo:rsid="00359161"/>
    </style:style>
    <style:style style:name="T9" style:family="text">
      <style:text-properties style:font-name-asian="Droid Sans Fallback" style:font-name-complex="FreeSans2"/>
    </style:style>
    <style:style style:name="T10" style:family="text">
      <style:text-properties officeooo:rsid="001a7abf" style:font-name-asian="Droid Sans Fallback" style:font-name-complex="FreeSans2"/>
    </style:style>
    <style:style style:name="T11" style:family="text">
      <style:text-properties officeooo:rsid="00359161" style:font-name-asian="Droid Sans Fallback" style:font-name-complex="FreeSans2"/>
    </style:style>
    <style:style style:name="T12" style:family="text">
      <style:text-properties officeooo:rsid="003ec494" style:font-name-asian="Droid Sans Fallback" style:font-name-complex="FreeSans2"/>
    </style:style>
    <style:style style:name="T13" style:family="text">
      <style:text-properties officeooo:rsid="001f5956"/>
    </style:style>
    <style:style style:name="T14" style:family="text">
      <style:text-properties style:font-name="BetecknaLowerCase1" fo:font-size="96pt" style:font-size-asian="96pt" style:font-size-complex="96pt"/>
    </style:style>
    <style:style style:name="T15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="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934cm" svg:height="6.111cm" svg:x="14.409cm" svg:y="1.579cm">
        <draw:text-box>
          <text:p><text:span text:style-name="T14">W</text:span></text:p>
        </draw:text-box>
      </draw:frame>
      <draw:frame text:anchor-type="page" text:anchor-page-number="1" draw:z-index="1" draw:style-name="gr2" draw:text-style-name="P14" svg:width="0.237cm" svg:height="0.579cm" svg:x="14.99cm" svg:y="4.452cm">
        <draw:text-box>
          <text:p><text:span text:style-name="T15">1</text:span></text:p>
        </draw:text-box>
      </draw:frame>
      <draw:line text:anchor-type="page" text:anchor-page-number="1" draw:z-index="2" draw:style-name="gr3" draw:text-style-name="P15" svg:x1="15.245cm" svg:y1="3.678cm" svg:x2="16.166cm" svg:y2="6.308cm">
        <text:p/>
      </draw:line>
      <draw:line text:anchor-type="page" text:anchor-page-number="1" draw:z-index="3" draw:style-name="gr4" draw:text-style-name="P15" svg:x1="16.902cm" svg:y1="5.239cm" svg:x2="16.454cm" svg:y2="6.327cm">
        <text:p/>
      </draw:line>
      <draw:frame text:anchor-type="page" text:anchor-page-number="1" draw:z-index="4" draw:style-name="gr2" draw:text-style-name="P14" svg:width="0.237cm" svg:height="0.579cm" svg:x="16.766cm" svg:y="6.133cm">
        <draw:text-box>
          <text:p><text:span text:style-name="T15">2</text:span></text:p>
        </draw:text-box>
      </draw:frame>
      <draw:line text:anchor-type="page" text:anchor-page-number="1" draw:z-index="5" draw:style-name="gr5" draw:text-style-name="P15" svg:x1="17.352cm" svg:y1="6.343cm" svg:x2="16.902cm" svg:y2="5.239cm">
        <text:p/>
      </draw:line>
      <draw:line text:anchor-type="page" text:anchor-page-number="1" draw:z-index="6" draw:style-name="gr5" draw:text-style-name="P15" svg:x1="18.507cm" svg:y1="3.655cm" svg:x2="17.586cm" svg:y2="6.285cm">
        <text:p/>
      </draw:line>
      <draw:frame text:anchor-type="page" text:anchor-page-number="1" draw:z-index="7" draw:style-name="gr2" draw:text-style-name="P14" svg:width="0.237cm" svg:height="0.579cm" svg:x="18.507cm" svg:y="4.452cm">
        <draw:text-box>
          <text:p><text:span text:style-name="T15">3</text:span></text:p>
        </draw:text-box>
      </draw:frame>
      <text:p text:style-name="P7">LATIN CAPITAL LETTER <text:span text:style-name="T7">W</text:span></text:p>
      <text:p text:style-name="P8">Das große <text:span text:style-name="T7">We</text:span></text:p>
      <text:p text:style-name="P3"/>
      <text:p text:style-name="P6">Wasser<text:span text:style-name="T8"> </text:span><text:span text:style-name="T2">•</text:span><text:span text:style-name="T10"> </text:span><text:span text:style-name="T9">Wetter</text:span><text:span text:style-name="T11"> </text:span><text:span text:style-name="T2">•</text:span><text:span text:style-name="T10"> </text:span><text:span text:style-name="T12">Wasser</text:span><text:span text:style-name="T11"> </text:span><text:span text:style-name="T2">•</text:span><text:span text:style-name="T10"> </text:span><text:span text:style-name="T12">Woche</text:span><text:span text:style-name="T11"> </text:span><text:span text:style-name="T2">•</text:span><text:span text:style-name="T10"> </text:span><text:span text:style-name="T12">Wort</text:span><text:span text:style-name="T11"> </text:span><text:span text:style-name="T2">•</text:span><text:span text:style-name="T10"> </text:span><text:span text:style-name="T12">Wohnung</text:span></text:p>
      <text:p text:style-name="P4"><text:span text:style-name="Outline_5f_very_5f_large"><text:span text:style-name="T7">WWWW</text:span></text:span></text:p>
      <text:p text:style-name="P5"><text:span text:style-name="Outline_5f_large"><text:span text:style-name="T3">W</text:span></text:span><text:span text:style-name="Outline_5f_large"><text:span text:style-name="T6"> </text:span></text:span><text:span text:style-name="Outline_5f_large"><text:span text:style-name="T3">W</text:span></text:span><text:span text:style-name="Outline_5f_large"><text:span text:style-name="T6"> </text:span></text:span><text:span text:style-name="Outline_5f_large"><text:span text:style-name="T3">W</text:span></text:span><text:span text:style-name="Outline_5f_large"><text:span text:style-name="T6"> </text:span></text:span><text:span text:style-name="Outline_5f_large"><text:span text:style-name="T3">W</text:span></text:span><text:span text:style-name="Outline_5f_large"><text:span text:style-name="T6"> </text:span></text:span><text:span text:style-name="Outline_5f_large"><text:span text:style-name="T3">W</text:span></text:span><text:span text:style-name="Outline_5f_large"><text:span text:style-name="T6"> </text:span></text:span><text:span text:style-name="Outline_5f_large"><text:span text:style-name="T3">W</text:span></text:span><text:span text:style-name="Outline_5f_large"><text:span text:style-name="T6"> </text:span></text:span><text:span text:style-name="Outline_5f_large"><text:span text:style-name="T3">W</text:span></text:span><text:span text:style-name="Outline_5f_large"><text:span text:style-name="T6"> </text:span></text:span><text:span text:style-name="Outline_5f_large"><text:span text:style-name="T3">W</text:span></text:span><text:span text:style-name="Outline_5f_large"><text:span text:style-name="T6"> </text:span></text:span><text:span text:style-name="Outline_5f_large"><text:span text:style-name="T3">W</text:span></text:span><text:span text:style-name="Outline_5f_large"><text:span text:style-name="T6"> </text:span></text:span><text:span text:style-name="Outline_5f_large"><text:span text:style-name="T3">W</text:span></text:span></text:p>
      <text:p text:style-name="P9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1"><text:span text:style-name="Outline"><text:span text:style-name="T5"><text:s/>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text:span text:style-name="Outline"><text:span text:style-name="T5"> </text:span></text:span><text:span text:style-name="Outline"><text:span text:style-name="T4">W</text:span></text:span></text:p>
      <text:p text:style-name="P10"><draw:line text:anchor-type="paragraph" draw:z-index="8" draw:style-name="gr6" draw:text-style-name="P16" svg:x1="0cm" svg:y1="0.319cm" svg:x2="17cm" svg:y2="0.319cm"><text:p/></draw:line><draw:line text:anchor-type="paragraph" draw:z-index="9" draw:style-name="gr6" draw:text-style-name="P16" svg:x1="0cm" svg:y1="0.72cm" svg:x2="17cm" svg:y2="0.72cm"><text:p/></draw:line><draw:line text:anchor-type="paragraph" draw:z-index="10" draw:style-name="gr6" draw:text-style-name="P16" svg:x1="0cm" svg:y1="0.921cm" svg:x2="17cm" svg:y2="0.921cm"><text:p/></draw:line><draw:line text:anchor-type="paragraph" draw:z-index="11" draw:style-name="gr6" draw:text-style-name="P16" svg:x1="0cm" svg:y1="0.52cm" svg:x2="17cm" svg:y2="0.52cm"><text:p/></draw:line><text:span text:style-name="Outline"><text:span text:style-name="T4">W</text:span></text:span></text:p>
      <text:p text:style-name="P10"><draw:line text:anchor-type="paragraph" draw:z-index="12" draw:style-name="gr6" draw:text-style-name="P16" svg:x1="0cm" svg:y1="0.319cm" svg:x2="17cm" svg:y2="0.319cm"><text:p/></draw:line><draw:line text:anchor-type="paragraph" draw:z-index="13" draw:style-name="gr6" draw:text-style-name="P16" svg:x1="0cm" svg:y1="0.921cm" svg:x2="17cm" svg:y2="0.921cm"><text:p/></draw:line><text:span text:style-name="Outline"><text:span text:style-name="T4">W</text:span></text:span></text:p>
      <text:p text:style-name="P1"/>
      <text:p text:style-name="P1"/>
      <text:p text:style-name="P1"/>
      <text:p text:style-name="P1"/>
      <text:p text:style-name="P2"><text:span text:style-name="T1">©</text:span> Copyright 2016 Stephan Kreutzer, <text:span text:style-name="T13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2:52.177053823</dc:date>
    <dc:creator>Stephan Kreutzer</dc:creator>
    <meta:editing-duration>PT1H49M9S</meta:editing-duration>
    <meta:editing-cycles>61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321" meta:character-count="821" meta:non-whitespace-character-count="508"/>
  </office:meta>
</office:document-meta>
</file>